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  <text:list-style style:name="L10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5.00%" fo:text-align="left" fo:margin-bottom="8.00pt"/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oc na Karl</text:span><text:span text:style-name="T2">štejně</text:span></text:p>
      <text:p text:style-name="P1"><text:span text:style-name="T3"/></text:p>
      <text:p text:style-name="P2"><text:span text:style-name="T4">Autor</text:span><text:span text:style-name="T5"><text:s/>: Jaroslav Vrchlický </text:span></text:p>
      <text:p text:style-name="P2"><text:span text:style-name="T6">Téma :<text:s/></text:span><text:span text:style-name="T7">pr</text:span><text:span text:style-name="T8">ůnik dvou žen na Karlštejn, kam nesměli</text:span></text:p>
      <text:p text:style-name="P2"><text:span text:style-name="T9">Motiv</text:span><text:span text:style-name="T10"><text:s/>: Láska, poru</text:span><text:span text:style-name="T11">šen</text:span><text:span text:style-name="T12">í pravidel, p</text:span><text:span text:style-name="T13">řekvapen</text:span><text:span text:style-name="T14">í</text:span></text:p>
      <text:p text:style-name="P2"><text:span text:style-name="T15">Časoprostor :<text:s/></text:span><text:span text:style-name="T16">Karlstejn rok 1363</text:span></text:p>
      <text:p text:style-name="P2"><text:span text:style-name="T17">Kompozice :<text:s/></text:span><text:span text:style-name="T18">Chronologický dej</text:span></text:p>
      <text:p text:style-name="P2"><text:span text:style-name="T19">Druh :<text:s/></text:span><text:span text:style-name="T20">Drama</text:span></text:p>
      <text:p text:style-name="P2"><text:span text:style-name="T21">Ž</text:span><text:span text:style-name="T22">ánr :<text:s/></text:span><text:span text:style-name="T23">Komedie</text:span></text:p>
      <text:p text:style-name="P2"><text:span text:style-name="T24">Forma :<text:s/></text:span><text:span text:style-name="T25">Drama</text:span></text:p>
      <text:p text:style-name="P2"><text:span text:style-name="T26">Vyprav</text:span><text:span text:style-name="T27">ěč :<text:s/></text:span><text:span text:style-name="T28">neni</text:span></text:p>
      <text:p text:style-name="P2"><text:span text:style-name="T29">Postavy : </text:span></text:p>
      <text:p text:style-name="P2"><text:span text:style-name="T30"/></text:p>
      <text:list text:style-name="L3">
        <text:list-item>
          <text:p text:style-name="P3"><text:span text:style-name="T31">císa</text:span><text:span text:style-name="T32">ř a kr</text:span><text:span text:style-name="T33">ál Karel IV. - dobrosrde</text:span><text:span text:style-name="T34">čn</text:span><text:span text:style-name="T35">ý; má pochopení pro Al</text:span><text:span text:style-name="T36">žbětinu l</text:span><text:span text:style-name="T37">ásku; doká</text:span><text:span text:style-name="T38">že vyřešit nepř</text:span><text:span text:style-name="T39">íjemnosti; velmi laskavý</text:span></text:p>
        </text:list-item>
        <text:list-item>
          <text:p text:style-name="P3"><text:span text:style-name="T39">Arno</text:span><text:span text:style-name="T40">št z Pardubic - arcibiskup, kter</text:span><text:span text:style-name="T41">ý kv</text:span><text:span text:style-name="T42">ůli kr</text:span><text:span text:style-name="T43">álovn</text:span><text:span text:style-name="T44">ě Alžbětě poruš</text:span><text:span text:style-name="T45">í zákon a pom</text:span><text:span text:style-name="T46">ůže j</text:span><text:span text:style-name="T47">í dostat se na hrad</text:span></text:p>
        </text:list-item>
        <text:list-item>
          <text:p text:style-name="P3"><text:span text:style-name="T47">Petr (král cyperský a jeruzalémský) - miluje víno a<text:s/></text:span><text:span text:style-name="T48">ženy, kter</text:span><text:span text:style-name="T49">é mu na Karl</text:span><text:span text:style-name="T50">štejně chyb</text:span><text:span text:style-name="T51">í</text:span></text:p>
        </text:list-item>
        <text:list-item>
          <text:p text:style-name="P3"><text:span text:style-name="T52">Štěp</text:span><text:span text:style-name="T53">án (vévoda bavorský) - p</text:span><text:span text:style-name="T54">ůvodně přijel z politick</text:span><text:span text:style-name="T55">ých d</text:span><text:span text:style-name="T56">ůvodů, později pom</text:span><text:span text:style-name="T57">áhá Petrovi hledat na hrad</text:span><text:span text:style-name="T58">ě ženu</text:span></text:p>
        </text:list-item>
        <text:list-item>
          <text:p text:style-name="P3"><text:span text:style-name="T59">Pe</text:span><text:span text:style-name="T60">šek Hlavně - šenk, kter</text:span><text:span text:style-name="T61">ý tou</text:span><text:span text:style-name="T62">ž</text:span><text:span text:style-name="T63">í po rytí</text:span><text:span text:style-name="T64">řsk</text:span><text:span text:style-name="T65">ých ostruhách a po svatb</text:span><text:span text:style-name="T66">ě se svou milovanou Alenou</text:span></text:p>
        </text:list-item>
        <text:list-item>
          <text:p text:style-name="P3"><text:span text:style-name="T67">Alena - miluje Pe</text:span><text:span text:style-name="T68">ška a je pro něj ochotn</text:span><text:span text:style-name="T69">á ud</text:span><text:span text:style-name="T70">ělat cokoliv</text:span></text:p>
        </text:list-item>
        <text:list-item>
          <text:p text:style-name="P3"><text:span text:style-name="T71">Al</text:span><text:span text:style-name="T72">žběta - čtvrt</text:span><text:span text:style-name="T73">á man</text:span><text:span text:style-name="T74">želka Karla IV., zoufale ho miluje, proto se rozhodne navšt</text:span><text:span text:style-name="T75">ívit svého mu</text:span><text:span text:style-name="T76">že</text:span></text:p>
        </text:list-item>
      </text:list>
      <text:p text:style-name="P4"><text:span text:style-name="T77"/></text:p>
      <text:p text:style-name="P4"><text:span text:style-name="T78">Vypráv</text:span><text:span text:style-name="T79">ěc</text:span><text:span text:style-name="T80">í zp</text:span><text:span text:style-name="T81">ůzoby :<text:s/></text:span><text:span text:style-name="T82">př</text:span><text:span text:style-name="T83">ímá<text:s/></text:span><text:span text:style-name="T84">řeč</text:span></text:p>
      <text:p text:style-name="P4"><text:span text:style-name="T85">Ver</text:span><text:span text:style-name="T86">šov</text:span><text:span text:style-name="T87">á výstavba :<text:s/></text:span><text:span text:style-name="T88">Neni</text:span></text:p>
      <text:p text:style-name="P4"><text:span text:style-name="T89">Typy promluv :<text:s text:c="2"/></text:span><text:span text:style-name="T90">Dialogy</text:span></text:p>
      <text:p text:style-name="P4"><text:span text:style-name="T91">Kontext Autorovy tvorby : </text:span></text:p>
      <text:p text:style-name="P5"><text:span text:style-name="T92">Jaroslav Vrchlický (1853</text:span><text:span text:style-name="T93">–</text:span><text:span text:style-name="T94">1912)</text:span></text:p>
      <text:p text:style-name="P5"><text:span text:style-name="T95">- narodil se v Lounech</text:span></text:p>
      <text:p text:style-name="P5"><text:span text:style-name="T95">-<text:s/></text:span><text:span text:style-name="T96">česk</text:span><text:span text:style-name="T97">ý básník, dramatik, p</text:span><text:span text:style-name="T98">řekladatel a liter</text:span><text:span text:style-name="T99">ární kritik</text:span></text:p>
      <text:p text:style-name="P5"><text:span text:style-name="T99">- vlastním jménem se jmenoval Emil Frída</text:span></text:p>
      <text:p text:style-name="P5"><text:span text:style-name="T99">- narodil se v Lounech v rodin</text:span><text:span text:style-name="T100">ě ne př</text:span><text:span text:style-name="T101">íli</text:span><text:span text:style-name="T102">š<text:s/></text:span><text:span text:style-name="T103">úsp</text:span><text:span text:style-name="T104">ěšn</text:span><text:span text:style-name="T105">ého obchodníka Jakuba Frídy a jeho man</text:span><text:span text:style-name="T106">želky </text:span></text:p>
      <text:p text:style-name="P5"><text:span text:style-name="T107">Marie, rozené Kolá</text:span><text:span text:style-name="T108">řov</text:span><text:span text:style-name="T109">é</text:span></text:p>
      <text:p text:style-name="P5"><text:span text:style-name="T109">- d</text:span><text:span text:style-name="T110">ětstv</text:span><text:span text:style-name="T111">í ale nejvíce pro</text:span><text:span text:style-name="T112">žil v Ovč</text:span><text:span text:style-name="T113">árech u Kolína u svého strýce, fará</text:span><text:span text:style-name="T114">ře Anton</text:span><text:span text:style-name="T115">ína Kolá</text:span><text:span text:style-name="T116">ře</text:span></text:p>
      <text:p text:style-name="P5"><text:span text:style-name="T117">- studoval na gymnáziu v Praze a v Klatovech; po studiu vstoupil do kn</text:span><text:span text:style-name="T118">ěžsk</text:span><text:span text:style-name="T119">ého seminá</text:span><text:span text:style-name="T120">ře (ne </text:span></text:p>
      <text:p text:style-name="P5"><text:span text:style-name="T121">nadlouho), pak p</text:span><text:span text:style-name="T122">řestoupil na filozofickou fakultu</text:span></text:p>
      <text:p text:style-name="P5"><text:span text:style-name="T123">- studoval d</text:span><text:span text:style-name="T124">ějepis, filozofii a francouzskou literaturu, kterou později tak</text:span><text:span text:style-name="T125">é p</text:span><text:span text:style-name="T126">řekl</text:span><text:span text:style-name="T127">ádal</text:span></text:p>
      <text:p text:style-name="P5"><text:span text:style-name="T127">- po studiích strávil rok v Itálii jako vychovatel ve<text:s/></text:span><text:span text:style-name="T128">šlechtick</text:span><text:span text:style-name="T129">é rodin</text:span><text:span text:style-name="T130">ě</text:span></text:p>
      <text:p text:style-name="P5"><text:span text:style-name="T131">- po návratu byl krátkou dobu u</text:span><text:span text:style-name="T132">čitelem, tajemn</text:span><text:span text:style-name="T133">íkem<text:s/></text:span><text:span text:style-name="T134">česk</text:span><text:span text:style-name="T135">é techniky a pozd</text:span><text:span text:style-name="T136">ěji profesorem </text:span></text:p>
      <text:p text:style-name="P5"><text:span text:style-name="T137">srovnávacích literárních d</text:span><text:span text:style-name="T138">ějin na pražsk</text:span><text:span text:style-name="T139">é univerzit</text:span><text:span text:style-name="T140">ě</text:span></text:p>
      <text:p text:style-name="P5"><text:span text:style-name="T141">- byl zamilován do spisovatelky Sofie Podlipské - jeliko</text:span><text:span text:style-name="T142">ž ale byla vdan</text:span><text:span text:style-name="T143">á, vzal si její dceru</text:span></text:p>
      <text:p text:style-name="P5"><text:span text:style-name="T143">- dostalo se mu vysokých poct doma i za hranicemi: byl<text:s/></text:span><text:span text:style-name="T144">členem Česk</text:span><text:span text:style-name="T145">é akademie v</text:span><text:span text:style-name="T146">ěd, členem </text:span></text:p>
      <text:p text:style-name="P5"><text:span text:style-name="T147">obdobných akademických institucí v cizin</text:span><text:span text:style-name="T148">ě</text:span></text:p>
      <text:p text:style-name="P5"><text:span text:style-name="T149">- v roce 1901 jej rakouský císa</text:span><text:span text:style-name="T150">ř František Josef I. pov</text:span><text:span text:style-name="T151">ý</text:span><text:span text:style-name="T152">šil do šlechtick</text:span><text:span text:style-name="T153">ého stavu</text:span></text:p>
      <text:p text:style-name="P5"><text:span text:style-name="T153">- byl nadaný na jazyky</text:span></text:p>
      <text:p text:style-name="P5"><text:span text:style-name="T154">Autorova Díla : </text:span></text:p>
      <text:list text:style-name="L6">
        <text:list-item>
          <text:p text:style-name="P6"><text:span text:style-name="T154">Sladke balady</text:span></text:p>
        </text:list-item>
        <text:list-item>
          <text:p text:style-name="P6"><text:span text:style-name="T154">Z hlubin</text:span></text:p>
        </text:list-item>
      </text:list>
      <text:p text:style-name="P7"><text:span text:style-name="T155"/></text:p>
      <text:p text:style-name="P7"><text:span text:style-name="T156">Literární/ obecn</text:span><text:span text:style-name="T157">ě kulturn</text:span><text:span text:style-name="T158">í kontext : </text:span></text:p>
      <text:p text:style-name="P7"><text:span text:style-name="T159">Česk</text:span><text:span text:style-name="T160">á literatura ve 2. polovin</text:span><text:span text:style-name="T161">ě 19. stolet</text:span><text:span text:style-name="T162">í</text:span></text:p>
      <text:p text:style-name="P7"><text:span text:style-name="T162"/></text:p>
      <text:p text:style-name="P7"><text:span text:style-name="T162"><text:s/>zpracovávali cizí témata (ale i domácí)</text:span></text:p>
      <text:list text:style-name="L8">
        <text:list-item>
          <text:p text:style-name="P8"><text:span text:style-name="T162"><text:s/>lumírovci<text:s/></text:span><text:span text:style-name="T163">– tzv.<text:s/></text:span><text:span text:style-name="T164">škola kosmopolitn</text:span><text:span text:style-name="T165">í;<text:s/></text:span><text:span text:style-name="T166">časopis Lum</text:span><text:span text:style-name="T167">ír; zam</text:span><text:span text:style-name="T168">ěřili se sp</text:span><text:span text:style-name="T169">í</text:span><text:span text:style-name="T170">še na tvorbu ciz</text:span><text:span text:style-name="T171">í,<text:s/></text:span><text:span text:style-name="T172">často překl</text:span><text:span text:style-name="T173">ádali</text:span></text:p>
        </text:list-item>
        <text:list-item>
          <text:p text:style-name="P8"><text:span text:style-name="T174">▫</text:span><text:span text:style-name="T175"><text:s/>po</text:span><text:span text:style-name="T176">žadovali povzn</text:span><text:span text:style-name="T177">ést<text:s/></text:span><text:span text:style-name="T178">českou literaturu na světovou<text:s/></text:span><text:span text:style-name="T179">úrove</text:span><text:span text:style-name="T180">ň</text:span></text:p>
        </text:list-item>
        <text:list-item>
          <text:p text:style-name="P8"><text:span text:style-name="T181">▫</text:span><text:span text:style-name="T182"><text:s/>prost</text:span><text:span text:style-name="T183">řednictv</text:span><text:span text:style-name="T184">ím p</text:span><text:span text:style-name="T185">řekladů uv</text:span><text:span text:style-name="T186">ád</text:span><text:span text:style-name="T187">ěli do naš</text:span><text:span text:style-name="T188">í literatury díla sv</text:span><text:span text:style-name="T189">ětov</text:span><text:span text:style-name="T190">ých literatur</text:span></text:p>
        </text:list-item>
        <text:list-item>
          <text:p text:style-name="P8"><text:span text:style-name="T191">▫</text:span><text:span text:style-name="T192"><text:s/>po</text:span><text:span text:style-name="T193">žadovali uměleckou svobodu</text:span></text:p>
        </text:list-item>
        <text:list-item>
          <text:p text:style-name="P8"><text:span text:style-name="T194">▫</text:span><text:span text:style-name="T195"><text:s/>d</text:span><text:span text:style-name="T196">ůraz na form</text:span><text:span text:style-name="T197">ální stránku</text:span></text:p>
        </text:list-item>
        <text:list-item>
          <text:p text:style-name="P8"><text:span text:style-name="T197">- nejvýznamn</text:span><text:span text:style-name="T198">ějš</text:span><text:span text:style-name="T199">í p</text:span><text:span text:style-name="T200">ředstavitel Jaroslav Vrchlick</text:span><text:span text:style-name="T201">ý</text:span></text:p>
        </text:list-item>
      </text:list>
      <text:p text:style-name="P9"><text:span text:style-name="T202"><text:tab/></text:span></text:p>
      <text:p text:style-name="P9"><text:span text:style-name="T203">Dal</text:span><text:span text:style-name="T204">š</text:span><text:span text:style-name="T205">í auto</text:span><text:span text:style-name="T206">ři tohoto obdob</text:span><text:span text:style-name="T207">í :</text:span></text:p>
      <text:list text:style-name="L10">
        <text:list-item>
          <text:p text:style-name="P10"><text:span text:style-name="T207">Julius Zeyer</text:span><text:span text:style-name="T208">–</text:span><text:span text:style-name="T209"><text:s/>Vysehrad</text:span></text:p>
        </text:list-item>
        <text:list-item>
          <text:p text:style-name="P10"><text:span text:style-name="T210">Aloise Jirasek- Temno, Proti vsem</text:span></text:p>
        </text:list-item>
      </text:list>
      <text:p text:style-name="P11"><text:span text:style-name="T210">D</text:span><text:span text:style-name="T211">ěj</text:span><text:span text:style-name="T212"><text:s/>: </text:span></text:p>
      <text:p text:style-name="P12"><text:span text:style-name="T213">. jednání<text:s/></text:span><text:span text:style-name="T214">–</text:span><text:span text:style-name="T215"><text:s/>O</text:span><text:span text:style-name="T216">ček</text:span><text:span text:style-name="T217">ávaný p</text:span><text:span text:style-name="T218">ř</text:span><text:span text:style-name="T219">íjezd císa</text:span><text:span text:style-name="T220">ře Karla IV na Karlštejn. I přes z</text:span><text:span text:style-name="T221">ákaz císa</text:span><text:span text:style-name="T222">ře přijela potaj</text:span><text:span text:style-name="T223">í </text:span></text:p>
      <text:p text:style-name="P12"><text:span text:style-name="T223">císa</text:span><text:span text:style-name="T224">řovna Alžběta na Karlštejn, ze ž</text:span><text:span text:style-name="T225">árlivosti a touhy po svém novoman</text:span><text:span text:style-name="T226">želi, kter</text:span><text:span text:style-name="T227">ého je</text:span><text:span text:style-name="T228">ště </text:span></text:p>
      <text:p text:style-name="P12"><text:span text:style-name="T229">nevid</text:span><text:span text:style-name="T230">ěla. Z</text:span><text:span text:style-name="T231">árove</text:span><text:span text:style-name="T232">ň přijede na hrad i Alena, kter</text:span><text:span text:style-name="T233">á miluje královského<text:s/></text:span><text:span text:style-name="T234">šenka Peška, za přičiněn</text:span><text:span text:style-name="T235">í </text:span></text:p>
      <text:p text:style-name="P12"><text:span text:style-name="T235">sázky se svým otcem,<text:s/></text:span><text:span text:style-name="T236">že pokud str</text:span><text:span text:style-name="T237">áví noc na Karl</text:span><text:span text:style-name="T238">štejně, povol</text:span><text:span text:style-name="T239">í jí otec svatbu s Pe</text:span><text:span text:style-name="T240">škem.</text:span></text:p>
      <text:p text:style-name="P12"><text:span text:style-name="T241">2. jednání - císa</text:span><text:span text:style-name="T242">řovna Alžběta, kter</text:span><text:span text:style-name="T243">á se p</text:span><text:span text:style-name="T244">řevl</text:span><text:span text:style-name="T245">ékne za pano</text:span><text:span text:style-name="T246">še, hl</text:span><text:span text:style-name="T247">ídá císa</text:span><text:span text:style-name="T248">řovu </text:span></text:p>
      <text:p text:style-name="P12"><text:span text:style-name="T249">lo</text:span><text:span text:style-name="T250">žnici m</text:span><text:span text:style-name="T251">ísto Pe</text:span><text:span text:style-name="T252">ška, kter</text:span><text:span text:style-name="T253">ý simuluje nevolnost, aby se mezitím mohl sejít se svou milou </text:span></text:p>
      <text:p text:style-name="P12"><text:span text:style-name="T253">Alenou. Kdy</text:span><text:span text:style-name="T254">ž odešel Karel IV. na bohoslužbu, ž</text:span><text:span text:style-name="T255">ádal ji Petr, král cyperský a jeruzalémský, </text:span></text:p>
      <text:p text:style-name="P12"><text:span text:style-name="T255">který vyjednával s k Karlem IV., o polibek, proto</text:span><text:span text:style-name="T256">že v n</text:span><text:span text:style-name="T257">í tu</text:span><text:span text:style-name="T258">šil ženu. Alžběta zlomila jeho meč </text:span></text:p>
      <text:p text:style-name="P12"><text:span text:style-name="T259">- tím se prozradila a byla odhalena Karlem IV. Král se ptá, co se stalo, celou situaci zachrání </text:span></text:p>
      <text:p text:style-name="P12"><text:span text:style-name="T259">Arno</text:span><text:span text:style-name="T260">št. V</text:span><text:span text:style-name="T261">évoda<text:s/></text:span><text:span text:style-name="T262">Štěp</text:span><text:span text:style-name="T263">án ohlásí purkrabímu,<text:s/></text:span><text:span text:style-name="T264">že u c</text:span><text:span text:style-name="T265">ísa</text:span><text:span text:style-name="T266">řovy ložnice drž</text:span><text:span text:style-name="T267">í strá</text:span><text:span text:style-name="T268">ž žena. Mysl</text:span><text:span text:style-name="T269">í si,<text:s/></text:span><text:span text:style-name="T270">že </text:span></text:p>
      <text:p text:style-name="P12"><text:span text:style-name="T271">je to Alena.</text:span></text:p>
      <text:p text:style-name="P12"><text:span text:style-name="T271">3. jednání - Alena s Pe</text:span><text:span text:style-name="T272">škem se ukryli na str</text:span><text:span text:style-name="T273">á</text:span><text:span text:style-name="T274">žnici. Štěp</text:span><text:span text:style-name="T275">án a Petr objeví Pe</text:span><text:span text:style-name="T276">ška s Alžbětou na </text:span></text:p>
      <text:p text:style-name="P12"><text:span text:style-name="T277">strá</text:span><text:span text:style-name="T278">žnici, chtěj</text:span><text:span text:style-name="T279">í je p</text:span><text:span text:style-name="T280">ředv</text:span><text:span text:style-name="T281">ést králi, ti se ale brání, za</text:span><text:span text:style-name="T282">čnou spolu šermovat. Kr</text:span><text:span text:style-name="T283">ál, Arno</text:span><text:span text:style-name="T284">št, Pešek, </text:span></text:p>
      <text:p text:style-name="P12"><text:span text:style-name="T285">Alena,<text:s/></text:span><text:span text:style-name="T286">Štěp</text:span><text:span text:style-name="T287">án a Petr se setkají na nádvo</text:span><text:span text:style-name="T288">ř</text:span><text:span text:style-name="T289">í. Karel IV. odpou</text:span><text:span text:style-name="T290">št</text:span><text:span text:style-name="T291">í Alen</text:span><text:span text:style-name="T292">ě a Peškovi. V tom naoko </text:span></text:p>
      <text:p text:style-name="P12"><text:span text:style-name="T293">p</text:span><text:span text:style-name="T294">řij</text:span><text:span text:style-name="T295">í</text:span><text:span text:style-name="T296">žd</text:span><text:span text:style-name="T297">í Al</text:span><text:span text:style-name="T298">žběta na koni, děl</text:span><text:span text:style-name="T299">á,<text:s/></text:span><text:span text:style-name="T300">že zabloudila. C</text:span><text:span text:style-name="T301">ísa</text:span><text:span text:style-name="T302">ř s n</text:span><text:span text:style-name="T303">í odjede na hrad Karlík</text:span></text:p>
      <text:p text:style-name="P12"><text:span text:style-name="T303"/></text:p>
      <text:p text:style-name="P12"><text:span text:style-name="T304">Zivot Vrchlickeho :<text:s/></text:span><text:span text:style-name="T305"/></text:p>
      <text:p text:style-name="P12"><text:span text:style-name="T305">Jaroslav Vrchlický, vlastním jménem Emil Frída, byl básník, p</text:span><text:span text:style-name="T306">řekladatel, dramatik, vůdč</text:span><text:span text:style-name="T307">í osobnost lumírovc</text:span><text:span text:style-name="T308">ů.</text:span></text:p>
      <text:p text:style-name="P12"><text:span text:style-name="T308"/></text:p>
      <text:p text:style-name="P12"><text:span text:style-name="T308">Jaroslav Vrchlick</text:span><text:span text:style-name="T309">ý pro</text:span><text:span text:style-name="T310">ž</text:span><text:span text:style-name="T311">íval své d</text:span><text:span text:style-name="T312">ětstv</text:span><text:span text:style-name="T313">í u svého strýce fará</text:span><text:span text:style-name="T314">ře v Ovč</text:span><text:span text:style-name="T315">árech u Kolína. Po maturit</text:span><text:span text:style-name="T316">ě na gymn</text:span><text:span text:style-name="T317">áziu v Klatovech za</text:span><text:span text:style-name="T318">čal studovat teologii, ale brzy přešel na Filozofickou fakultu. Vystudoval filozofii, historii a rom</text:span><text:span text:style-name="T319">ánské jazyky.</text:span></text:p>
      <text:p text:style-name="P12"><text:span text:style-name="T319"/></text:p>
      <text:p text:style-name="P12"><text:span text:style-name="T319">Jaroslav Vrchlický pobýval rok v Itálii jako<text:s/></text:span><text:span text:style-name="T320">šlechtick</text:span><text:span text:style-name="T321">ý vychovatel. Zde pronikl do italské a francouzské poezie, která se pozd</text:span><text:span text:style-name="T322">ěji projevovala v jeho vlastn</text:span><text:span text:style-name="T323">í tvorb</text:span><text:span text:style-name="T324">ě. Obl</text:span><text:span text:style-name="T325">íbil si slunný románský jih, tento kraj mu velmi p</text:span><text:span text:style-name="T326">řirostl k srdci.</text:span></text:p>
      <text:p text:style-name="P12"><text:span text:style-name="T326"/></text:p>
      <text:p text:style-name="P12"><text:span text:style-name="T326">Po n</text:span><text:span text:style-name="T327">ávratu do<text:s/></text:span><text:span text:style-name="T328">Čech redigoval Jaroslav Vrchlick</text:span><text:span text:style-name="T329">ý Sv</text:span><text:span text:style-name="T330">ětozor, byl divadeln</text:span><text:span text:style-name="T331">ím referentem v<text:s/></text:span><text:span text:style-name="T332">časopisech Pokrok a Hlas n</text:span><text:span text:style-name="T333">ároda. Rovn</text:span><text:span text:style-name="T334">ěž pracoval jako tajemn</text:span><text:span text:style-name="T335">ík<text:s/></text:span><text:span text:style-name="T336">Česk</text:span><text:span text:style-name="T337">é techniky, pozd</text:span><text:span text:style-name="T338">ěji jako tajemn</text:span><text:span text:style-name="T339">ík<text:s/></text:span><text:span text:style-name="T340">Česk</text:span><text:span text:style-name="T341">é akademie v</text:span><text:span text:style-name="T342">ěd a uměn</text:span><text:span text:style-name="T343">í.</text:span></text:p>
      <text:p text:style-name="P12"><text:span text:style-name="T343"/></text:p>
      <text:p text:style-name="P12"><text:span text:style-name="T343">V roce 1893 byl Jaroslav Vrchlický jmenován profesorem srovnávacích literatur na univerzit</text:span><text:span text:style-name="T344">ě. Byl členem několika zahraničn</text:span><text:span text:style-name="T345">ích akademií, poslancem Panské sn</text:span><text:span text:style-name="T346">ěmovny ve V</text:span><text:span text:style-name="T347">ídni aj.</text:span></text:p>
      <text:p text:style-name="P12"><text:span text:style-name="T347"/></text:p>
      <text:p text:style-name="P12"><text:span text:style-name="T347">Man</text:span><text:span text:style-name="T348">želkou Jaroslava Vrchlick</text:span><text:span text:style-name="T349">ého se stala Ludmila Podlipská, dcera spisovatelky Sofie Podlipské. Podlipská Vrchlického obdivovala pro jeho básnický talent a inspirovala ho k dal</text:span><text:span text:style-name="T350">š</text:span><text:span text:style-name="T351">í tvorb</text:span><text:span text:style-name="T352">ě, snažila se ale tlumit jeho cit k n</text:span><text:span text:style-name="T353">í.</text:span></text:p>
      <text:p text:style-name="P12"><text:span text:style-name="T353"/></text:p>
      <text:p text:style-name="P12"><text:span text:style-name="T353">Po rozpadu man</text:span><text:span text:style-name="T354">želstv</text:span><text:span text:style-name="T355">í a mozkové mrtvici do</text:span><text:span text:style-name="T356">ž</text:span><text:span text:style-name="T357">íval Vrchlický poslední léta v odlou</text:span><text:span text:style-name="T358">čenosti v Domažlic</text:span><text:span text:style-name="T359">ích.</text:span></text:p>
      <text:p text:style-name="P12"><text:span text:style-name="T360"/></text:p>
      <text:p text:style-name="P13"><text:span text:style-name="T360"/></text:p>
      <text:p text:style-name="P13"><text:span text:style-name="T3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